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bef3" officeooo:paragraph-rsid="0000bef3"/>
    </style:style>
    <style:style style:name="P2" style:family="paragraph" style:parent-style-name="Standard">
      <style:paragraph-properties fo:text-align="center" style:justify-single-word="false"/>
      <style:text-properties officeooo:rsid="0000bef3" officeooo:paragraph-rsid="0000bef3"/>
    </style:style>
    <style:style style:name="P3" style:family="paragraph" style:parent-style-name="Standard">
      <style:paragraph-properties fo:text-align="justify" style:justify-single-word="false"/>
      <style:text-properties officeooo:rsid="0000bef3" officeooo:paragraph-rsid="0000bef3"/>
    </style:style>
    <style:style style:name="P4" style:family="paragraph" style:parent-style-name="Standard">
      <style:paragraph-properties fo:text-align="justify" style:justify-single-word="false"/>
      <style:text-properties officeooo:rsid="0001df8c" officeooo:paragraph-rsid="0001df8c"/>
    </style:style>
    <style:style style:name="P5" style:family="paragraph" style:parent-style-name="Standard">
      <style:paragraph-properties fo:text-align="justify" style:justify-single-word="false"/>
      <style:text-properties officeooo:rsid="0005a73c" officeooo:paragraph-rsid="0005a73c"/>
    </style:style>
    <style:style style:name="P6" style:family="paragraph" style:parent-style-name="Standard">
      <style:text-properties officeooo:rsid="00072c38" officeooo:paragraph-rsid="00072c38"/>
    </style:style>
    <style:style style:name="P7" style:family="paragraph" style:parent-style-name="Standard">
      <style:paragraph-properties fo:text-align="justify" style:justify-single-word="false"/>
      <style:text-properties officeooo:rsid="00072c38" officeooo:paragraph-rsid="00072c38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0206ca" officeooo:paragraph-rsid="000206ca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0206ca" officeooo:paragraph-rsid="0003ab65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3ab65" officeooo:paragraph-rsid="0003ab65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05a73c" officeooo:paragraph-rsid="0005a73c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0bef3" officeooo:paragraph-rsid="0000bef3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76f19" officeooo:paragraph-rsid="00076f19"/>
    </style:style>
    <style:style style:name="P14" style:family="paragraph" style:parent-style-name="Standard">
      <style:paragraph-properties fo:text-align="justify" style:justify-single-word="false"/>
      <style:text-properties officeooo:rsid="00076f19" officeooo:paragraph-rsid="00076f19"/>
    </style:style>
    <style:style style:name="P15" style:family="paragraph" style:parent-style-name="Standard">
      <style:paragraph-properties fo:text-align="justify" style:justify-single-word="false"/>
      <style:text-properties officeooo:rsid="0007dec7" officeooo:paragraph-rsid="0007dec7"/>
    </style:style>
    <style:style style:name="T1" style:family="text">
      <style:text-properties officeooo:rsid="0001df8c"/>
    </style:style>
    <style:style style:name="T2" style:family="text">
      <style:text-properties officeooo:rsid="0003ab65"/>
    </style:style>
    <style:style style:name="T3" style:family="text">
      <style:text-properties officeooo:rsid="0005a73c"/>
    </style:style>
    <style:style style:name="T4" style:family="text">
      <style:text-properties officeooo:rsid="00072c3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2c38" style:font-style-asian="italic" style:font-style-complex="italic"/>
    </style:style>
    <style:style style:name="T7" style:family="text">
      <style:text-properties fo:font-style="italic" officeooo:rsid="0007dec7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76f1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6f19" style:font-style-asian="normal" style:font-style-complex="normal"/>
    </style:style>
    <style:style style:name="T12" style:family="text">
      <style:text-properties fo:font-style="normal" officeooo:rsid="0007dec7" style:font-style-asian="normal" style:font-style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ntifícia Universidade Católica de Minas Gerais</text:p>
      <text:p text:style-name="P2">Praça da Liberdade</text:p>
      <text:p text:style-name="P1"/>
      <text:p text:style-name="P1"><text:span text:style-name="T8">Aluno:</text:span> José George Melgaço Souza</text:p>
      <text:p text:style-name="P1"><text:span text:style-name="T8">Curso:</text:span> Engenharia de Software</text:p>
      <text:p text:style-name="P1"><text:span text:style-name="T8">Turno:</text:span> Noite</text:p>
      <text:p text:style-name="P1"><text:span text:style-name="T8">Período:</text:span> 3º</text:p>
      <text:p text:style-name="P1"><text:span text:style-name="T8">Disciplina:</text:span> Laboratório de Algoritmos III</text:p>
      <text:p text:style-name="P1"><text:span text:style-name="T8">Professor:</text:span> Felipe Cunha</text:p>
      <text:p text:style-name="P1"/>
      <text:p text:style-name="P12">Trabalho Prático 02</text:p>
      <text:p text:style-name="P1"/>
      <text:p text:style-name="P3">Cálculo do tempo de execução do algoritmo de força bruta <text:span text:style-name="T1">que retorna o caminho</text:span> <text:span text:style-name="T1">simples de menor peso </text:span>para um grafo completo e completo, <text:span text:style-name="T1">passando por todos os vértices e retornando ao vértice inicial,</text:span> com número de vértices <text:span text:style-name="T5">n = 3</text:span>.</text:p>
      <text:p text:style-name="P3"/>
      <text:p text:style-name="P4">Para n vértices, tem-se:</text:p>
      <text:p text:style-name="P8">T(2) = <text:span text:style-name="T2">(2 - 1) </text:span>= <text:span text:style-name="T2">1</text:span></text:p>
      <text:p text:style-name="P8">T(3) = <text:span text:style-name="T2">(3 - 1) * </text:span>T(2) = <text:span text:style-name="T2">2</text:span> * 1 = <text:span text:style-name="T2">2</text:span> </text:p>
      <text:p text:style-name="P9">T(4) = <text:span text:style-name="T2">(4 - 1) * </text:span>T(3) = <text:span text:style-name="T2">3 * 1 = 6</text:span></text:p>
      <text:p text:style-name="P9">T(5) = <text:span text:style-name="T2">(5 - 1) * T(4) = 4 * 6 = 24</text:span></text:p>
      <text:p text:style-name="P8">…</text:p>
      <text:p text:style-name="P8">T(n) = <text:span text:style-name="T2">(n - 1) * T(n - 1)</text:span></text:p>
      <text:p text:style-name="P10">T(n) = (n - 1) * (n - 2) * (n - 3) * … <text:span text:style-name="T3">1</text:span></text:p>
      <text:p text:style-name="P11">T(n) = n!/n</text:p>
      <text:p text:style-name="P5"/>
      <text:p text:style-name="P5">Temos então que <text:span text:style-name="T5">T(n) = O(n!)</text:span>, que é considerado tempo polinomial.</text:p>
      <text:p text:style-name="P5"/>
      <text:p text:style-name="P5">Para <text:span text:style-name="T5">n = 3</text:span>, temos <text:span text:style-name="T5">T(3) = 2</text:span>, sendo o resultado o multiplicador do número de iterações no algoritmo recursivo, <text:span text:style-name="T4">ou seja, o custo para percorrer cada caminho</text:span>. <text:span text:style-name="T4">Logo, </text:span><text:span text:style-name="T6">n!/n</text:span><text:span text:style-name="T4"> é o número de caminhos possíveis.</text:span></text:p>
      <text:p text:style-name="P5"/>
      <text:p text:style-name="P7">A <text:span text:style-name="T5">Tabela 1</text:span> mostra a quantidade de caminhos simples possíveis, retornando ao vértice de saída, para grafos simples e completos de diferentes números de vértices. O <text:span text:style-name="T5">Gráfico 1</text:span> mostra o número de caminhos em escala logarítmica.</text:p>
      <text:p text:style-name="P7"><draw:frame draw:style-name="fr1" draw:name="Object1" text:anchor-type="paragraph" svg:x="1.9193in" svg:y="0.1646in" svg:width="2.8543in" svg:height="2.4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><draw:frame draw:style-name="fr3" draw:name="Object4" text:anchor-type="paragraph" svg:width="6.2953in" svg:height="3.5457in" draw:z-index="2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7">Abaixo, a <text:span text:style-name="T5">Tabela 2 </text:span><text:span text:style-name="T11">mostra</text:span> o resultado do tempo <text:span text:style-name="T9">real </text:span>gasto <text:span text:style-name="T9">pelo algorítmo desenvolvido</text:span> para percorrer todos os caminhos simples possíveis para grafos simples e completos de diferentes números de vértices. O <text:span text:style-name="T5">Gráfico 2</text:span> mostra os tempos em escala logarítmica para facilitar a visualização.</text:p>
      <text:p text:style-name="P7"/>
      <text:p text:style-name="P6"><draw:frame draw:style-name="fr3" draw:name="Object2" text:anchor-type="paragraph" svg:width="5.9917in" svg:height="2.6654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draw:frame draw:style-name="fr2" draw:name="Object3" text:anchor-type="paragraph" svg:width="6.2953in" svg:height="3.5457in" draw:z-index="1"><draw:object xlink:href="./Object 3" xlink:type="simple" xlink:show="embed" xlink:actuate="onLoad"/><draw:image xlink:href="./ObjectReplacements/Object 3" xlink:type="simple" xlink:show="embed" xlink:actuate="onLoad"/></draw:frame><text:soft-page-break/>Finalmente, a <text:span text:style-name="T5">Tabela 3</text:span><text:span text:style-name="T10"> mostra a relação entre a </text:span><text:span text:style-name="T5">Tabela 1</text:span><text:span text:style-name="T10"> e a </text:span><text:span text:style-name="T5">Tabela 2</text:span><text:span text:style-name="T10">. Os valores das duas primeiras linhas da coluna </text:span><text:span text:style-name="T5">Relação Tempo / Nº Caminhos</text:span><text:span text:style-name="T10"> da </text:span><text:span text:style-name="T5">Tabela 3</text:span><text:span text:style-name="T10"> estão muito discrepantes dos demais, remetendo ao gasto extra de tempo relativo às tarefas de alocação e desalocação de memória para as estruturas de dados utilizadas pelo algorítmo para percorrer os grafos. Ignorando tais valores e fazendo a média dos demais, tem-se a relação média de 0,109. Essa média, quando comparada aos valores individuais, mostra, </text:span><text:span text:style-name="T12">na coluna </text:span><text:span text:style-name="T7">Variação em Relação à Média</text:span><text:span text:style-name="T12">, um desvio percentual médio, para mais ou para menos, de </text:span><text:span text:style-name="T7">26,55%</text:span><text:span text:style-name="T12"> para número de vértices maiores ou iguais a </text:span><text:span text:style-name="T7">4</text:span><text:span text:style-name="T12"> e de </text:span><text:span text:style-name="T7">21,48%</text:span><text:span text:style-name="T12"> para número de vértices maiores ou iguais a </text:span><text:span text:style-name="T7">5</text:span><text:span text:style-name="T12">. </text:span></text:p>
      <text:p text:style-name="P13"><text:span text:style-name="T10"/></text:p>
      <text:p text:style-name="P13"><text:span text:style-name="T10"/></text:p>
      <text:p text:style-name="P14"><draw:frame draw:style-name="fr3" draw:name="Object5" text:anchor-type="paragraph" svg:width="6.0201in" svg:height="2.6654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0"/></text:p>
      <text:p text:style-name="P15"><text:span text:style-name="T10">Conclui-se que os resultados do algorítimo recursivo implementado refletem a teoria apresentada, pois há uma tendência de crescimento que se manifesta tanto nos resultados reais, quanto nos cálculos feitos. Comparando-se os gráficos </text:span><text:span text:style-name="T5">1</text:span><text:span text:style-name="T10"> e </text:span><text:span text:style-name="T5">2</text:span><text:span text:style-name="T10">, é possível ver essa tendência com mais facilid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23:30:45.268434115</meta:creation-date>
    <dc:date>2017-04-08T01:45:38.385494171</dc:date>
    <meta:editing-duration>PT20M58S</meta:editing-duration>
    <meta:editing-cycles>2</meta:editing-cycles>
    <meta:generator>LibreOffice/5.1.6.2$Linux_X86_64 LibreOffice_project/10m0$Build-2</meta:generator>
    <meta:document-statistic meta:table-count="0" meta:image-count="0" meta:object-count="5" meta:page-count="3" meta:paragraph-count="25" meta:word-count="448" meta:character-count="2465" meta:non-whitespace-character-count="20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2ffff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2ffff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out-numero-caminh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Tabela 1</text:p>
          </table:table-cell>
          <table:covered-table-cell table:style-name="ce5"/>
        </table:table-row>
        <table:table-row table:style-name="ro1">
          <table:table-cell table:style-name="ce5" office:value-type="string" calcext:value-type="string">
            <text:p>Nº de Vértices</text:p>
          </table:table-cell>
          <table:table-cell table:style-name="ce5" office:value-type="string" calcext:value-type="string">
            <text:p>Nº de Caminh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]-1)*[.B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5]-1)*[.B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6]-1)*[.B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]-1)*[.B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]-1)*[.B7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]-1)*[.B8]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0]-1)*[.B9]" office:value-type="float" office:value="40320" calcext:value-type="float">
            <text:p>403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1]-1)*[.B10]" office:value-type="float" office:value="362880" calcext:value-type="float">
            <text:p>3628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2]-1)*[.B11]" office:value-type="float" office:value="3628800" calcext:value-type="float">
            <text:p>36288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3]-1)*[.B12]" office:value-type="float" office:value="39916800" calcext:value-type="float">
            <text:p>39916800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table:formula="of:=([.A14]-1)*[.B13]" office:value-type="float" office:value="479001600" calcext:value-type="float">
            <text:p>4790016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0:59:09.584233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12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out" table:style-name="ta1"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0"/>
        <table:table-row table:style-name="ro1">
          <table:table-cell table:style-name="ce12" office:value-type="string" calcext:value-type="string" table:number-columns-spanned="5" table:number-rows-spanned="1">
            <text:p>Tabela 2</text:p>
          </table:table-cell>
          <table:covered-table-cell table:number-columns-repeated="3" table:style-name="ce16"/>
          <table:covered-table-cell table:style-name="ce18"/>
        </table:table-row>
        <table:table-row table:style-name="ro2">
          <table:table-cell table:style-name="ce13" office:value-type="string" calcext:value-type="string">
            <text:p>Nº de Vértices</text:p>
          </table:table-cell>
          <table:table-cell table:style-name="ce13" office:value-type="string" calcext:value-type="string">
            <text:p>Melhor Caminho</text:p>
          </table:table-cell>
          <table:table-cell table:style-name="ce13" office:value-type="string" calcext:value-type="string">
            <text:p>Peso</text:p>
          </table:table-cell>
          <table:table-cell table:style-name="ce13" office:value-type="string" calcext:value-type="string">
            <text:p>Tempo Gasto (ns)</text:p>
          </table:table-cell>
          <table:table-cell table:style-name="ce19" office:value-type="string" calcext:value-type="string">
            <text:p>Tempo Gasto Normaliz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1 0 </text:p>
          </table:table-cell>
          <table:table-cell office:value-type="float" office:value="7" calcext:value-type="float">
            <text:p>7</text:p>
          </table:table-cell>
          <table:table-cell office:value-type="float" office:value="3841" calcext:value-type="float">
            <text:p>3841</text:p>
          </table:table-cell>
          <table:table-cell table:formula="of:=[.D3]/[.$D$3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1 2 0 </text:p>
          </table:table-cell>
          <table:table-cell office:value-type="float" office:value="22" calcext:value-type="float">
            <text:p>22</text:p>
          </table:table-cell>
          <table:table-cell office:value-type="float" office:value="4610" calcext:value-type="float">
            <text:p>4610</text:p>
          </table:table-cell>
          <table:table-cell table:formula="of:=[.D4]/[.$D$3]" office:value-type="float" office:value="1.20020827909399" calcext:value-type="float">
            <text:p>1.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3 1 2 0 </text:p>
          </table:table-cell>
          <table:table-cell office:value-type="float" office:value="53" calcext:value-type="float">
            <text:p>53</text:p>
          </table:table-cell>
          <table:table-cell office:value-type="float" office:value="4334" calcext:value-type="float">
            <text:p>4334</text:p>
          </table:table-cell>
          <table:table-cell table:formula="of:=[.D5]/[.$D$3]" office:value-type="float" office:value="1.12835199166884" calcext:value-type="float">
            <text:p>1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1 2 3 4 0 </text:p>
          </table:table-cell>
          <table:table-cell office:value-type="float" office:value="64" calcext:value-type="float">
            <text:p>64</text:p>
          </table:table-cell>
          <table:table-cell office:value-type="float" office:value="9524" calcext:value-type="float">
            <text:p>9524</text:p>
          </table:table-cell>
          <table:table-cell table:formula="of:=[.D6]/[.$D$3]" office:value-type="float" office:value="2.47956261390263" calcext:value-type="float">
            <text:p>2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2 1 3 4 5 0 </text:p>
          </table:table-cell>
          <table:table-cell office:value-type="float" office:value="150" calcext:value-type="float">
            <text:p>150</text:p>
          </table:table-cell>
          <table:table-cell office:value-type="float" office:value="40532" calcext:value-type="float">
            <text:p>40532</text:p>
          </table:table-cell>
          <table:table-cell table:formula="of:=[.D7]/[.$D$3]" office:value-type="float" office:value="10.5524602967977" calcext:value-type="float">
            <text:p>10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3 1 2 4 5 6 0 </text:p>
          </table:table-cell>
          <table:table-cell office:value-type="float" office:value="81" calcext:value-type="float">
            <text:p>81</text:p>
          </table:table-cell>
          <table:table-cell office:value-type="float" office:value="188396" calcext:value-type="float">
            <text:p>188396</text:p>
          </table:table-cell>
          <table:table-cell table:formula="of:=[.D8]/[.$D$3]" office:value-type="float" office:value="49.0486852382192" calcext:value-type="float">
            <text:p>49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6 1 2 3 4 5 7 0 </text:p>
          </table:table-cell>
          <table:table-cell office:value-type="float" office:value="162" calcext:value-type="float">
            <text:p>162</text:p>
          </table:table-cell>
          <table:table-cell office:value-type="float" office:value="3206036" calcext:value-type="float">
            <text:p>3206036</text:p>
          </table:table-cell>
          <table:table-cell table:formula="of:=[.D9]/[.$D$3]" office:value-type="float" office:value="834.687841707889" calcext:value-type="float">
            <text:p>834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4 1 2 3 5 6 7 8 0 </text:p>
          </table:table-cell>
          <table:table-cell office:value-type="float" office:value="144" calcext:value-type="float">
            <text:p>144</text:p>
          </table:table-cell>
          <table:table-cell office:value-type="float" office:value="18426105" calcext:value-type="float">
            <text:p>18426105</text:p>
          </table:table-cell>
          <table:table-cell table:formula="of:=[.D10]/[.$D$3]" office:value-type="float" office:value="4797.21556886228" calcext:value-type="float">
            <text:p>4797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9 1 2 3 4 5 6 7 8 0 </text:p>
          </table:table-cell>
          <table:table-cell office:value-type="float" office:value="178" calcext:value-type="float">
            <text:p>178</text:p>
          </table:table-cell>
          <table:table-cell office:value-type="float" office:value="113230215" calcext:value-type="float">
            <text:p>113230215</text:p>
          </table:table-cell>
          <table:table-cell table:formula="of:=[.D11]/[.$D$3]" office:value-type="float" office:value="29479.3582400417" calcext:value-type="float">
            <text:p>29479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9 1 2 3 4 5 6 7 8 10 0 </text:p>
          </table:table-cell>
          <table:table-cell office:value-type="float" office:value="207" calcext:value-type="float">
            <text:p>207</text:p>
          </table:table-cell>
          <table:table-cell office:value-type="float" office:value="1202847986" calcext:value-type="float">
            <text:p>1202847986</text:p>
          </table:table-cell>
          <table:table-cell table:formula="of:=[.D12]/[.$D$3]" office:value-type="float" office:value="313160.110908618" calcext:value-type="float">
            <text:p>313160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10 1 2 3 4 5 6 7 8 9 11 0 </text:p>
          </table:table-cell>
          <table:table-cell office:value-type="float" office:value="162" calcext:value-type="float">
            <text:p>162</text:p>
          </table:table-cell>
          <table:table-cell office:value-type="float" office:value="14005515817" calcext:value-type="float">
            <text:p>14005515817</text:p>
          </table:table-cell>
          <table:table-cell table:formula="of:=[.D13]/[.$D$3]" office:value-type="float" office:value="3646320.18146316" calcext:value-type="float">
            <text:p>3646320.18</text:p>
          </table:table-cell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7" office:value-type="string" calcext:value-type="string">
            <text:p>0 7 1 2 3 4 5 6 8 9 10 11 12 0 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186265245076" calcext:value-type="float">
            <text:p>186265245076</text:p>
          </table:table-cell>
          <table:table-cell table:style-name="ce21" table:formula="of:=[.D14]/[.$D$3]" office:value-type="float" office:value="48493945.6068732" calcext:value-type="float">
            <text:p>48493945.6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1:16:35.422940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3" chart:origin="0" chart:interval-major="1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scatter" chart:style-name="ch1">
        <chart:title svg:x="2.976cm" svg:y="0.316cm" chart:style-name="ch2">
          <text:p>Gráfico 2 - Comparação de tempo de solução real</text:p>
        </chart:title>
        <chart:plot-area chart:style-name="ch3" chart:data-source-has-labels="both" svg:x="2.724cm" svg:y="1.512cm" svg:width="10.29cm" svg:height="6.564cm">
          <chartooo:coordinate-region svg:x="5.383cm" svg:y="1.712cm" svg:width="7.444cm" svg:height="5.717cm"/>
          <chart:axis chart:dimension="x" chart:name="primary-x" chart:style-name="ch4" chartooo:axis-type="auto">
            <chart:title svg:x="6.436cm" svg:y="8.256cm" chart:style-name="ch5">
              <text:p>número de vértices</text:p>
            </chart:title>
            <chart:categories table:cell-range-address="local-table.$A$2:.$A$13"/>
          </chart:axis>
          <chart:axis chart:dimension="y" chart:name="primary-y" chart:style-name="ch6">
            <chart:title svg:x="1.845cm" svg:y="6.055cm" chart:style-name="ch7">
              <text:p>tempo gasto (ns)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o Gasto (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532">
                <text:p>40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88396">
                <text:p>18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06036">
                <text:p>3206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8426105">
                <text:p>18426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3230215">
                <text:p>113230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02847986">
                <text:p>1202847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005515817">
                <text:p>1400551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6265245076">
                <text:p>186265245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3" chart:origin="0" chart:interval-major="1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scatter" chart:style-name="ch1">
        <chart:title svg:x="2.606cm" svg:y="0.316cm" chart:style-name="ch2">
          <text:p>Gráfico 1  - Comparação de tempo de solução teórico</text:p>
        </chart:title>
        <chart:plot-area chart:style-name="ch3" chart:data-source-has-labels="both" svg:x="3.28cm" svg:y="1.513cm" svg:width="9.734cm" svg:height="6.563cm">
          <chartooo:coordinate-region svg:x="5.383cm" svg:y="1.712cm" svg:width="7.444cm" svg:height="5.717cm"/>
          <chart:axis chart:dimension="x" chart:name="primary-x" chart:style-name="ch4" chartooo:axis-type="auto">
            <chart:title svg:x="6.714cm" svg:y="8.256cm" chart:style-name="ch5">
              <text:p>número de vértices</text:p>
            </chart:title>
            <chart:categories table:cell-range-address="local-table.$A$2:.$A$13"/>
          </chart:axis>
          <chart:axis chart:dimension="y" chart:name="primary-y" chart:style-name="ch6">
            <chart:title svg:x="2.401cm" svg:y="6.373cm" chart:style-name="ch7">
              <text:p>número de caminhos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º de Caminh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628800">
                <text:p>3628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9916800">
                <text:p>39916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79001600">
                <text:p>479001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2" style:family="table-cell" style:parent-style-name="Default" style:data-style-name="N123">
      <style:text-properties style:text-position=""/>
    </style:style>
    <style:style style:name="ce13" style:family="table-cell" style:parent-style-name="Default" style:data-style-name="N123">
      <style:table-cell-properties fo:border-bottom="0.06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text-position="" style:font-name="Liberation Sans" fo:font-weight="bold" style:font-name-asian="WenQuanYi Micro Hei" style:font-weight-asian="bold" style:font-name-complex="Lohit Devanagari" style:font-weight-complex="bold"/>
    </style:style>
    <style:style style:name="ce15" style:family="table-cell" style:parent-style-name="Default" style:data-style-name="N11">
      <style:text-properties style:text-position=""/>
    </style:style>
    <style:style style:name="ce16" style:family="table-cell" style:parent-style-name="Default" style:data-style-name="N11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 style:data-style-name="N1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24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"/>
    <style:style style:name="ce3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 style:data-style-name="N123"/>
    <style:style style:name="ce36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out" table:style-name="ta1">
        <table:table-column table:style-name="co1" table:number-columns-repeated="6" table:default-cell-style-name="Default"/>
        <table:table-column table:style-name="co2" table:default-cell-style-name="ce26"/>
        <table:table-column table:style-name="co3" table:default-cell-style-name="ce29"/>
        <table:table-column table:style-name="co4" table:default-cell-style-name="ce32"/>
        <table:table-column table:style-name="co5" table:default-cell-style-name="ce35"/>
        <table:table-column table:style-name="co6" table:default-cell-style-name="ce38"/>
        <table:table-row table:style-name="ro1">
          <table:table-cell table:number-columns-repeated="6"/>
          <table:table-cell table:style-name="ce24" office:value-type="string" calcext:value-type="string" table:number-columns-spanned="5" table:number-rows-spanned="1">
            <text:p>Tabela 3</text:p>
          </table:table-cell>
          <table:covered-table-cell table:number-columns-repeated="2" table:style-name="ce28"/>
          <table:covered-table-cell table:style-name="ce34"/>
          <table:covered-table-cell table:style-name="Default"/>
        </table:table-row>
        <table:table-row table:style-name="ro2">
          <table:table-cell table:number-columns-repeated="6"/>
          <table:table-cell table:style-name="ce25" office:value-type="string" calcext:value-type="string">
            <text:p>Nº de Vértices</text:p>
          </table:table-cell>
          <table:table-cell table:style-name="ce25" office:value-type="string" calcext:value-type="string">
            <text:p>Nº de Caminhos</text:p>
          </table:table-cell>
          <table:table-cell table:style-name="ce31" office:value-type="string" calcext:value-type="string">
            <text:p>Tempo Gasto Normalizado</text:p>
          </table:table-cell>
          <table:table-cell table:style-name="ce31" office:value-type="string" calcext:value-type="string">
            <text:p>Relação Tempo / Nº Caminhos</text:p>
          </table:table-cell>
          <table:table-cell table:style-name="ce37" office:value-type="string" calcext:value-type="string">
            <text:p>Variação em Relação à Médi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3]/[.H3]" office:value-type="float" office:value="1" calcext:value-type="float">
            <text:p>1.000</text:p>
          </table:table-cell>
          <table:table-cell office:value-type="percentage" office:value="8.15626211830308" calcext:value-type="percentage">
            <text:p>815.63%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0020827909399" calcext:value-type="float">
            <text:p>1.20</text:p>
          </table:table-cell>
          <table:table-cell table:formula="of:=[.I4]/[.H4]" office:value-type="float" office:value="0.600104139546995" calcext:value-type="float">
            <text:p>0.600</text:p>
          </table:table-cell>
          <table:table-cell office:value-type="percentage" office:value="4.494710799971" calcext:value-type="percentage">
            <text:p>449.47%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12835199166884" calcext:value-type="float">
            <text:p>1.13</text:p>
          </table:table-cell>
          <table:table-cell table:formula="of:=[.I5]/[.H5]" office:value-type="float" office:value="0.18805866527814" calcext:value-type="float">
            <text:p>0.188</text:p>
          </table:table-cell>
          <table:table-cell office:value-type="percentage" office:value="0.721914432904863" calcext:value-type="percentage">
            <text:p>72.19%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.47956261390263" calcext:value-type="float">
            <text:p>2.48</text:p>
          </table:table-cell>
          <table:table-cell table:formula="of:=[.I6]/[.H6]" office:value-type="float" office:value="0.10331510891261" calcext:value-type="float">
            <text:p>0.103</text:p>
          </table:table-cell>
          <table:table-cell office:value-type="percentage" office:value="-0.0540197820151123" calcext:value-type="percentage">
            <text:p>-5.40%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.5524602967977" calcext:value-type="float">
            <text:p>10.55</text:p>
          </table:table-cell>
          <table:table-cell table:formula="of:=[.I7]/[.H7]" office:value-type="float" office:value="0.0879371691399808" calcext:value-type="float">
            <text:p>0.088</text:p>
          </table:table-cell>
          <table:table-cell office:value-type="percentage" office:value="-0.194824229412782" calcext:value-type="percentage">
            <text:p>-19.48%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49.0486852382192" calcext:value-type="float">
            <text:p>49.05</text:p>
          </table:table-cell>
          <table:table-cell table:formula="of:=[.I8]/[.H8]" office:value-type="float" office:value="0.0681231739419711" calcext:value-type="float">
            <text:p>0.068</text:p>
          </table:table-cell>
          <table:table-cell office:value-type="percentage" office:value="-0.376246363056559" calcext:value-type="percentage">
            <text:p>-37.62%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040" calcext:value-type="float">
            <text:p>5040</text:p>
          </table:table-cell>
          <table:table-cell office:value-type="float" office:value="834.687841707889" calcext:value-type="float">
            <text:p>834.69</text:p>
          </table:table-cell>
          <table:table-cell table:formula="of:=[.I9]/[.H9]" office:value-type="float" office:value="0.165612667005534" calcext:value-type="float">
            <text:p>0.166</text:p>
          </table:table-cell>
          <table:table-cell office:value-type="percentage" office:value="0.516392989213904" calcext:value-type="percentage">
            <text:p>51.64%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40320" calcext:value-type="float">
            <text:p>40320</text:p>
          </table:table-cell>
          <table:table-cell office:value-type="float" office:value="4797.21556886228" calcext:value-type="float">
            <text:p>4797.22</text:p>
          </table:table-cell>
          <table:table-cell table:formula="of:=[.I10]/[.H10]" office:value-type="float" office:value="0.118978560735672" calcext:value-type="float">
            <text:p>0.119</text:p>
          </table:table-cell>
          <table:table-cell office:value-type="percentage" office:value="0.0893988885542556" calcext:value-type="percentage">
            <text:p>8.94%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62880" calcext:value-type="float">
            <text:p>362880</text:p>
          </table:table-cell>
          <table:table-cell office:value-type="float" office:value="29479.3582400417" calcext:value-type="float">
            <text:p>29479.36</text:p>
          </table:table-cell>
          <table:table-cell table:formula="of:=[.I11]/[.H11]" office:value-type="float" office:value="0.0812372085539068" calcext:value-type="float">
            <text:p>0.081</text:p>
          </table:table-cell>
          <table:table-cell office:value-type="percentage" office:value="-0.256170824721177" calcext:value-type="percentage">
            <text:p>-25.62%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313160.110908618" calcext:value-type="float">
            <text:p>313160.11</text:p>
          </table:table-cell>
          <table:table-cell table:formula="of:=[.I12]/[.H12]" office:value-type="float" office:value="0.0862985314452761" calcext:value-type="float">
            <text:p>0.086</text:p>
          </table:table-cell>
          <table:table-cell office:value-type="percentage" office:value="-0.209828025662432" calcext:value-type="percentage">
            <text:p>-20.98%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3646320.18146316" calcext:value-type="float">
            <text:p>3646320.18</text:p>
          </table:table-cell>
          <table:table-cell table:formula="of:=[.I13]/[.H13]" office:value-type="float" office:value="0.0913480083940386" calcext:value-type="float">
            <text:p>0.091</text:p>
          </table:table-cell>
          <table:table-cell office:value-type="percentage" office:value="-0.163593691159233" calcext:value-type="percentage">
            <text:p>-16.36%</text:p>
          </table:table-cell>
        </table:table-row>
        <table:table-row table:style-name="ro1">
          <table:table-cell table:number-columns-repeated="6"/>
          <table:table-cell table:style-name="ce27" office:value-type="float" office:value="13" calcext:value-type="float">
            <text:p>13</text:p>
          </table:table-cell>
          <table:table-cell table:style-name="ce30" office:value-type="float" office:value="479001600" calcext:value-type="float">
            <text:p>479001600</text:p>
          </table:table-cell>
          <table:table-cell table:style-name="ce33" office:value-type="float" office:value="48493945.6068732" calcext:value-type="float">
            <text:p>48493945.61</text:p>
          </table:table-cell>
          <table:table-cell table:style-name="ce36" table:formula="of:=[.I14]/[.H14]" office:value-type="float" office:value="0.101239631781759" calcext:value-type="float">
            <text:p>0.101</text:p>
          </table:table-cell>
          <table:table-cell table:style-name="ce39" office:value-type="percentage" office:value="-0.0730233946457277" calcext:value-type="percentage">
            <text:p>-7.30%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1:37:07.885028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